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32cm"/>
    </style:style>
    <style:style style:name="co2" style:family="table-column">
      <style:table-column-properties fo:break-before="auto" style:column-width="25.69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157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table table:name="notes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table:number-columns-repeated="1024"/>
        </table:table-row>
        <table:table-row table:style-name="ro2">
          <table:table-cell office:value-type="string">
            <text:p>What is cloud computing?</text:p>
          </table:table-cell>
          <table:table-cell office:value-type="string">
            <text:p>delivery of computing services like – servers, storage, databases , networking, software, analytics, intelligence and more – delivered over internet (cloud)</text:p>
            <text:p>you only pay for the services you use.</text:p>
            <text:p>Multiple data centers owned and maintained by microsoft</text:p>
            <text:p>Create resources on demand</text:p>
            <text:p/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services</text:p>
          </table:table-cell>
          <table:table-cell office:value-type="string">
            <text:p>azure sql, virtual machines etc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resources and resource groups</text:p>
          </table:table-cell>
          <table:table-cell office:value-type="string">
            <text:p>Resource - </text:p>
          </table:table-cell>
          <table:table-cell table:number-columns-repeated="1022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3">23/11/2020</text:date>, <text:time>12:33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4H31M33S</meta:editing-duration>
    <meta:editing-cycles>3</meta:editing-cycles>
    <meta:generator>OpenOffice/4.1.8$Win32 OpenOffice.org_project/418m3$Build-9803</meta:generator>
    <dc:date>2020-11-23T12:33:32.52</dc:date>
    <dc:creator>Ashwin Prabhu</dc:creator>
    <meta:document-statistic meta:table-count="3" meta:cell-count="6" meta:object-count="0"/>
    <meta:user-defined meta:name="Info 1"/>
    <meta:user-defined meta:name="Info 2"/>
    <meta:user-defined meta:name="Info 3"/>
    <meta:user-defined meta:name="Info 4"/>
  </office:meta>
</office:document-meta>
</file>